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_20_1">
      <style:text-properties officeooo:rsid="0007c509" officeooo:paragraph-rsid="0007c509"/>
    </style:style>
    <style:style style:name="P2" style:family="paragraph" style:parent-style-name="Heading_20_3">
      <style:text-properties officeooo:rsid="0007c509" officeooo:paragraph-rsid="0007c509"/>
    </style:style>
    <style:style style:name="P3" style:family="paragraph" style:parent-style-name="Standard">
      <style:paragraph-properties fo:text-align="start" style:justify-single-word="false"/>
      <style:text-properties fo:font-size="12pt" fo:font-weight="normal" officeooo:rsid="0007c509" officeooo:paragraph-rsid="0007c509" style:font-size-asian="10.5pt" style:font-weight-asian="normal" style:font-size-complex="12pt" style:font-weight-complex="normal"/>
    </style:style>
    <style:style style:name="P4" style:family="paragraph" style:parent-style-name="Standard" style:list-style-name="L1">
      <style:text-properties officeooo:rsid="0007c509" officeooo:paragraph-rsid="0007c509"/>
    </style:style>
    <style:style style:name="P5" style:family="paragraph" style:parent-style-name="Standard">
      <style:text-properties officeooo:rsid="0007c509" officeooo:paragraph-rsid="0007c509"/>
    </style:style>
    <style:style style:name="P6" style:family="paragraph" style:parent-style-name="Text_20_body">
      <style:text-properties officeooo:paragraph-rsid="0007c509"/>
    </style:style>
    <style:style style:name="P7" style:family="paragraph" style:parent-style-name="Text_20_body">
      <style:text-properties officeooo:rsid="0009b6b5" officeooo:paragraph-rsid="0009b6b5"/>
    </style:style>
    <style:style style:name="P8" style:family="paragraph" style:parent-style-name="Text_20_body">
      <style:text-properties officeooo:paragraph-rsid="0009b6b5"/>
    </style:style>
    <style:style style:name="P9" style:family="paragraph" style:parent-style-name="Text_20_body" style:list-style-name="L2">
      <style:text-properties officeooo:paragraph-rsid="0009b6b5"/>
    </style:style>
    <style:style style:name="T1" style:family="text">
      <style:text-properties officeooo:rsid="0007c509"/>
    </style:style>
    <style:style style:name="T2" style:family="text">
      <style:text-properties officeooo:rsid="0009b6b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ation</text:p>
      <text:p text:style-name="P3"/>
      <text:h text:style-name="P1" text:outline-level="1">Dataset presentation</text:h>
      <text:p text:style-name="P6">The dataset presented here contains information on all conflicts that happened in Africa from 1997 to 2020 <text:span text:style-name="T1">from ACLED</text:span></text:p>
      <text:p text:style-name="P6">Source : <text:s/><text:a xlink:type="simple" xlink:href="https://www.acleddata.com/" text:style-name="Internet_20_link" text:visited-style-name="Visited_20_Internet_20_Link">https://www.acleddata.com</text:a></text:p>
      <text:p text:style-name="Quotations">The Armed Conflict Location &amp; Event Data Project (ACLED) is a disaggregated data collection, analysis, and crisis mapping project. ACLED collects the dates, actors, locations, fatalities, and types of all reported political violence and protest events across Africa, East Asia, South Asia, Southeast Asia, the Middle East, Central Asia and the Caucasus, Latin America and the Caribbean, and Southeastern and Eastern Europe and the Balkans. The ACLED team conducts analysis to describe, explore, and test conflict scenarios, and makes both data and analysis open for free use by the public.</text:p>
      <text:p text:style-name="Quotations">ACLED is a registered non-profit organization with 501(c)(3) status in the United States.</text:p>
      <text:p text:style-name="P7">The dataset gives you information about the location, time, participants and the nature of their interractions in every recorded conflict in Africa between 2011-2020.</text:p>
      <text:h text:style-name="P2" text:outline-level="3">Parameters :</text:h>
      <text:list xml:id="list1422727510" text:style-name="L1">
        <text:list-item>
          <text:p text:style-name="P4">Size: 65.7MB</text:p>
        </text:list-item>
        <text:list-item>
          <text:p text:style-name="P4">Access: Open</text:p>
        </text:list-item>
        <text:list-item>
          <text:p text:style-name="P4">Quality: Clean with some missing values</text:p>
        </text:list-item>
        <text:list-item>
          <text:p text:style-name="P4">Type: Organization</text:p>
        </text:list-item>
        <text:list-item>
          <text:p text:style-name="P4">Columns: 19</text:p>
        </text:list-item>
      </text:list>
      <text:p text:style-name="P5"/>
      <text:h text:style-name="P1" text:outline-level="1">Question<text:span text:style-name="T2">s Overview</text:span></text:h>
      <text:p text:style-name="P8"><text:span text:style-name="T2">We present here the question to be answered for this dataset.</text:span></text:p>
      <text:list xml:id="list3876437273" text:style-name="L2">
        <text:list-item>
          <text:p text:style-name="P9"/>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04T19:20:31.271891839</meta:creation-date>
    <dc:date>2020-11-04T23:23:30.571358249</dc:date>
    <meta:editing-duration>PT3H42M39S</meta:editing-duration>
    <meta:editing-cycles>1</meta:editing-cycles>
    <meta:document-statistic meta:table-count="0" meta:image-count="0" meta:object-count="0" meta:page-count="1" meta:paragraph-count="16" meta:word-count="187" meta:character-count="1219" meta:non-whitespace-character-count="1052"/>
    <meta:generator>LibreOffice/7.0.3.1$Linux_X86_64 LibreOffice_project/00$Build-1</meta:generator>
  </office:meta>
</office:document-meta>
</file>